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200000047DC3808F93185DF2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8fae8" officeooo:paragraph-rsid="0018fae8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line-height="115%" fo:text-align="end" style:justify-single-word="false"/>
      <style:text-properties officeooo:paragraph-rsid="00146ea9"/>
    </style:style>
    <style:style style:name="P4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paragraph-rsid="00146ea9"/>
    </style:style>
    <style:style style:name="P5" style:family="paragraph" style:parent-style-name="Standard" style:list-style-name="L1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6" style:family="paragraph" style:parent-style-name="Standard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7" style:family="paragraph" style:parent-style-name="Standard">
      <style:paragraph-properties fo:margin-top="0cm" fo:margin-bottom="0.3cm" loext:contextual-spacing="false" fo:line-height="150%"/>
      <style:text-properties officeooo:paragraph-rsid="00146ea9"/>
    </style:style>
    <style:style style:name="P8" style:family="paragraph" style:parent-style-name="Standard">
      <style:paragraph-properties fo:margin-top="0cm" fo:margin-bottom="0.3cm" loext:contextual-spacing="false" fo:line-height="150%"/>
      <style:text-properties officeooo:rsid="0015d5af" officeooo:paragraph-rsid="0015d5af"/>
    </style:style>
    <style:style style:name="P9" style:family="paragraph" style:parent-style-name="Text_20_body" style:list-style-name="L4">
      <style:paragraph-properties fo:margin-top="0cm" fo:margin-bottom="0.3cm" loext:contextual-spacing="false" fo:line-height="150%"/>
      <style:text-properties officeooo:rsid="0015d5af" officeooo:paragraph-rsid="001b9ec7"/>
    </style:style>
    <style:style style:name="P10" style:family="paragraph" style:parent-style-name="Text_20_body" style:list-style-name="L3">
      <style:text-properties officeooo:paragraph-rsid="001b9ec7"/>
    </style:style>
    <style:style style:name="P11" style:family="paragraph" style:parent-style-name="Text_20_body" style:list-style-name="L4">
      <style:text-properties officeooo:paragraph-rsid="001b9ec7"/>
    </style:style>
    <style:style style:name="P12" style:family="paragraph" style:parent-style-name="Text_20_body">
      <style:text-properties officeooo:paragraph-rsid="001b9ec7"/>
    </style:style>
    <style:style style:name="P13" style:family="paragraph" style:parent-style-name="Text_20_body">
      <style:text-properties officeooo:rsid="001b9ec7" officeooo:paragraph-rsid="001b9ec7"/>
    </style:style>
    <style:style style:name="P1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16b5cc"/>
    </style:style>
    <style:style style:name="T2" style:family="text">
      <style:text-properties officeooo:rsid="001798a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8fae8"/>
    </style:style>
    <style:style style:name="T5" style:family="text">
      <style:text-properties officeooo:rsid="001b9e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jercicio 2 – Atajos en VSC:</text:p>
      <text:p text:style-name="P12">CTRL + SHIFT + P: Abre la paleta de comandos.</text:p>
      <text:p text:style-name="P12">CTRL + P: Apertura rápida de archivos.</text:p>
      <text:p text:style-name="P12">CTRL + B: alterna la visibilidad panel lateral izquierdo.</text:p>
      <text:p text:style-name="P12">ALT + ↑: Mueve la línea de código seleccionado.</text:p>
      <text:p text:style-name="P12">ALT + click: Permite una selección múltiple.</text:p>
      <text:p text:style-name="P12">ALT + MAYUS + ↓: Duplica la línea de código.</text:p>
      <text:p text:style-name="P12">CTRL + SHIFT + K: Elimina la línea de código seleccionada.</text:p>
      <text:p text:style-name="P12"/>
      <text:p text:style-name="P12">HTML: Emmet</text:p>
      <text:list xml:id="list1175920300" text:style-name="L3">
        <text:list-item>
          <text:p text:style-name="P10">html:5: Genera una estructura HTML básica.</text:p>
        </text:list-item>
        <text:list-item>
          <text:p text:style-name="P10">lorem: Genera una línea de lorem ipsum.</text:p>
        </text:list-item>
        <text:list-item>
          <text:p text:style-name="P10">div&gt;ul&gt;li: Genera la estructura de las etiquetas en el orden especificado.</text:p>
        </text:list-item>
        <text:list-item>
          <text:p text:style-name="P10">ul&gt;li*5: Multiplica el número indicado de la última etiqueta.</text:p>
        </text:list-item>
        <text:list-item>
          <text:p text:style-name="P10">ul&gt;li.tipo$*5: Multiplica el número indicado de la última etiqueta y le asigna un atributo identificador de forma secuencial.</text:p>
        </text:list-item>
        <text:list-item>
          <text:p text:style-name="P10">ul.score&gt;lorem*3: Genera listas de lorem ipsum igual al número indicado.</text:p>
        </text:list-item>
      </text:list>
      <text:p text:style-name="P12"/>
      <text:p text:style-name="P12">Java:</text:p>
      <text:list xml:id="list3356059215" text:style-name="L4">
        <text:list-item>
          <text:p text:style-name="P11">sysout</text:p>
        </text:list-item>
        <text:list-item>
          <text:p text:style-name="P9">foreach / fori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ucida Sans1" svg:font-family="'Lucida Sans'" style:font-family-generic="swiss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8fae8" officeooo:paragraph-rsid="0018fae8" style:font-weight-asian="bold" style:font-weight-complex="bold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paragraph-rsid="00146ea9"/>
    </style:style>
    <style:style style:name="MP4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1b9ec7"/>
    </style:style>
    <style:style style:name="MT2" style:family="text">
      <style:text-properties officeooo:rsid="0016b5cc"/>
    </style:style>
    <style:style style:name="MT3" style:family="text">
      <style:text-properties officeooo:rsid="001798a6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0" draw:name="Forma2_0" draw:style-name="Mgr1" draw:text-style-name="MP2" svg:width="2.973cm" svg:height="1.006cm" svg:x="-0.044cm" svg:y="-0.439cm"><draw:image xlink:href="Pictures/10000000000000D200000047DC3808F93185DF28.png" xlink:type="simple" xlink:show="embed" xlink:actuate="onLoad" loext:mime-type="image/png"><text:p/></draw:image></draw:frame>Desarrollo Web en Entorno Servidor</text:p>
        <text:p text:style-name="MP3">Unidad <text:span text:style-name="MT1">01</text:span> – <text:span text:style-name="MT2">Arquitecturas Web</text:span></text:p>
        <text:p text:style-name="MP4">Nombre: <text:span text:style-name="MT1">Alexis Coves Berna</text:span><text:tab/><text:tab/>Fecha: <text:span text:style-name="MT3">16/09/20</text:span></text:p>
      </style:header>
      <style:footer>
        <text:p text:style-name="MP5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21:30:45.914000000</meta:creation-date>
    <dc:date>2020-09-18T22:39:47.229000000</dc:date>
    <meta:editing-duration>PT13M2S</meta:editing-duration>
    <meta:editing-cycles>10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2" meta:word-count="162" meta:character-count="929" meta:non-whitespace-character-count="794"/>
  </office:meta>
</office:document-meta>
</file>